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 czwartym odcinku mojej serii zrecenzuję prace SiMonk’a0, siedemnastoletniego artysty specjalizującego się w sztuce elektronicznej. Jego prace znajdziecie na koncie deviantart: http://simonk0.deviantart.com</text:p>
      <text:p text:style-name="P1"/>
      <text:p text:style-name="P2"><text:a xlink:type="simple" xlink:href="http://pre04.deviantart.net/41ba/th/pre/i/2016/291/3/2/princess_luna_by_simonk0-dakjnn2.png" text:style-name="Internet_20_link" text:visited-style-name="Visited_20_Internet_20_Link"><text:span text:style-name="T1">http://pre04.deviantart.net/41ba/th/pre/i/2016/291/3/2/princess_luna_by_simonk0-dakjnn2.png</text:span></text:a></text:p>
      <text:p text:style-name="P2"/>
      <text:p text:style-name="P2">Obraz 1</text:p>
      <text:p text:style-name="P2"/>
      <text:p text:style-name="P1">To dzieło znalazło się w jednym z postów na Equestria Daily, co nie budzi żadnego zaskoczenia. Przedstawia ono Księżniczkę Lunę, która zdaje się wchodzić po schodach. Dowodzi tego dość charakterystyczna poza - tylne nogi znajdują się znacznie niżej od tych przednich, z których jedna ma zostać dopiero postawiona na wyższym stopniu, pysk spoglądający w górę i skośność tułowia. Prawdopodobnie władczyni przygotowuje się do lotu - widać to po lekko rozłożonych skrzydłach - ale wciąż nie wyszła na zewnątrz - nie rozstawiła ich w pełni. <text:s/>Pozycje tego typu są dość rzadko spotykane, zatem twórca otrzymuje plus za oryginalność. Nad kolorystyką nie ma co się rozwodzić, gdyż nie występuje tutaj tło ani ostrzejszy kontrast, co w żadnym stopniu nie obniża walorów dzieła.</text:p>
      <text:p text:style-name="P1"/>
      <text:p text:style-name="P1">Do gustu przypadła mi również szczegółowość - widać, że włosy to włosy, a nie metalowe pręty, dzięki licznym pętlom umieszczonym w grzywie i ogonie. Dość zastanawiające jest owłosienie przed kopytami i końcówki uszu - o ile to pierwsze to kwestia gustu, o tyle to drugie zostało z niewiadomego powodu przedłużone i zakręcone. Nie zgadza się to ani z zasadami anatomii, ani z estetyką.</text:p>
      <text:p text:style-name="P1"/>
      <text:p text:style-name="P2"><text:a xlink:type="simple" xlink:href="http://img06.deviantart.net/f921/i/2016/285/e/8/luna_by_simonk0-dakrcz2.png" text:style-name="Internet_20_link" text:visited-style-name="Visited_20_Internet_20_Link"><text:span text:style-name="T1">http://img06.deviantart.net/f921/i/2016/285/e/8/luna_by_simonk0-dakrcz2.png</text:span></text:a></text:p>
      <text:p text:style-name="P2"/>
      <text:p text:style-name="P2">Obraz 2</text:p>
      <text:p text:style-name="P2"/>
      <text:p text:style-name="P1">Drugi obraz również przedstawia Strażniczkę Snów. Tym razem widzimy jedynie jej pysk zwrócony w stronę jakiegoś źródła światła. Jej skrzydła nie są rozpostarte, a włosów nic nie rozwiewa, zatem z pewnością nie lata. Powinna zatem znajdować się na ziemi bądź w swojej komnacie, jednakże przeczy temu tło - nie widać żadnych budowli, mebli ani żadnego innego obiektu związanego z planetą kuców. Zamiast tego otrzymujemy jasne punkty przebijające się przez grzywę księżniczki i widoczne w reszcie obrazu. Najbliżej temu do nieba oglądanego oczami kosmonauty, można zatem uznać, iż władczyni dokonuje właśnie jakiś zmian w układzie ciał niebieskich. Przyjęcie tej teorii tłumaczyłoby wszystkie wymienione powyżej aspekty.</text:p>
      <text:p text:style-name="P1"/>
      <text:p text:style-name="P1">Anatomicznie wszystko jest poprawne, a nad kolorystyką ponownie nie ma po co się zatrzymywać. Dodać należy to, że tło idealnie pasuje do roli i osobowości Luny - przez tysiąc lat była samotna, więc trudno jej się odzwyczaić, przez co udaje się tam, gdzie nikt jej nie znajdzie: do gwiazd. Tym razem uszy narysowano w odpowiedni sposób.</text:p>
      <text:p text:style-name="P1"/>
      <text:p text:style-name="P2"><text:a xlink:type="simple" xlink:href="http://pre09.deviantart.net/9156/th/pre/i/2016/289/5/d/_commission__day_and_night_by_simonk0-dal7b67.png" text:style-name="Internet_20_link" text:visited-style-name="Visited_20_Internet_20_Link"><text:span text:style-name="T1">http://pre09.deviantart.net/9156/th/pre/i/2016/289/5/d/_commission__day_and_night_by_simonk0-dal7b67.png</text:span></text:a></text:p>
      <text:p text:style-name="P2"/>
      <text:p text:style-name="P2">Obraz 3</text:p>
      <text:p text:style-name="P2"/>
      <text:p text:style-name="P1">Niestety, Szymon nie przyjmuje requestów, ale opłaty za jego prace są dość niskie. Powyższe dzieło przedstawia postaci należące do <office:annotation office:name="__Annotation__27_670895486"><dc:creator>Tomasz Firla</dc:creator><dc:date>2016-11-04T14:56:47</dc:date><text:p><text:span text:style-name="T2">Też bym zostawił nieodmienione.</text:span></text:p></office:annotation><office:annotation office:name="__Annotation__25_670895486"><dc:creator>Gandzia Gandzia</dc:creator><dc:date>2016-11-02T00:17:06</dc:date><text:p><text:span text:style-name="T2">Imho nie odmieniać.</text:span></text:p></office:annotation><office:annotation office:name="__Annotation__23_670895486"><dc:creator>Jakub Lisiecki</dc:creator><dc:date>2016-11-04T14:56:47</dc:date><text:p><text:span text:style-name="T2">Przepraszam, ale... nie. No nie. Proszę o konsultację innych korektorów, jak odmienić i czy odmienić nick AngelicaSchuyler. Jeśli serio z apostrofem w środku słowa, idę próbować, jak smakuje Kret.</text:span></text:p></office:annotation>Angelic’ySchuyerl’y<office:annotation-end office:name="__Annotation__23_670895486"/><office:annotation-end office:name="__Annotation__25_670895486"/><office:annotation-end office:name="__Annotation__27_670895486"/> i dzieli się na dwie części: nocną oraz dzienną, co samo z siebie tworzy kontrast i urozmaica kolorystykę. Anatomia z proporcjami są poprawne, ale największą zaletę tego dzieła stanowi dość wysoka - jak na “prosty” styl - szczegółowość. Aby to zauważyć, trzeba zwrócić oczy na podwinięcie końcówek nogawek garnituru w dolnej części i spinkę do ogona w drugiej. Pokazuje to, że twórca stara się nawet przy wykonywaniu najtańszych zleceń.</text:p>
      <text:p text:style-name="P1"/>
      <text:p text:style-name="P2"><text:a xlink:type="simple" xlink:href="http://pre08.deviantart.net/075e/th/pre/i/2016/296/7/9/through_eternity____by_simonk0-dalz9l6.png" text:style-name="Internet_20_link" text:visited-style-name="Visited_20_Internet_20_Link"><text:span text:style-name="T1">http://pre08.deviantart.net/075e/th/pre/i/2016/296/7/9/through_eternity____by_simonk0-dalz9l6.png</text:span></text:a></text:p>
      <text:p text:style-name="P2"><text:soft-page-break/></text:p>
      <text:p text:style-name="P2">Obraz 4</text:p>
      <text:p text:style-name="P2"/>
      <text:p text:style-name="P1">Czwarty obraz po raz kolejny ukazuje Władczynię Nocy. Robi to w oryginalny sposób: księżniczka stoi na jakiejś niebieskiej powierzchni, która wydaje się być końcem atmosfery Equestrii (pewnie używa jakiegoś czaru, aby po niej chodzić), jej grzywa rozszerzyła się do dużych rozmiarów, a w tle świecą jakieś znaki (być może to jakieś ekrany zarządzania gwiazdami?). Zastanawiający jest również wisiorek wiszący na rogu - może to jakiegoś rodzaju klucz potrzebny do znalezienia się w ukazanej przestrzeni?</text:p>
      <text:p text:style-name="P1"/>
      <text:p text:style-name="P1">Bardzo dużą rolę grają wspomniane wyżej szczegóły - nadają one dziełu charakterystyczny klimat i poczucie kosmiczności. Zasad anatomii przestrzegano i, pomimo dość dużej jednolitości kolorów, udało się stworzyć kontrast między jaśniejszą lewą stroną i ciemniejszą prawą. Granicę stanowi fioletowa magia, dotykająca włosów klaczy. Najwyraźniej widać to w dolnej części grafiki, gdzie końcówka atmosfery stanowi dokładne przeciwieństwo rozszerzenia grzywy.</text:p>
      <text:p text:style-name="P1"/>
      <text:p text:style-name="P1"/>
      <text:p text:style-name="P2"><text:a xlink:type="simple" xlink:href="http://pre05.deviantart.net/5796/th/pre/i/2016/297/5/4/something____by_simonk0-dam4f72.png" text:style-name="Internet_20_link" text:visited-style-name="Visited_20_Internet_20_Link"><text:span text:style-name="T1">http://pre05.deviantart.net/5796/th/pre/i/2016/297/5/4/something____by_simonk0-dam4f72.png</text:span></text:a></text:p>
      <text:p text:style-name="P2"/>
      <text:p text:style-name="P2">Obraz 5</text:p>
      <text:p text:style-name="P2"/>
      <text:p text:style-name="P1">Kolejne dzieło nosi nazwę “Coś”, co skłania do zastanowienia się nad jego treścią. Moim zdaniem ukazuje on Twilight z sezonu pierwszego, drugiego bądź trzeciego. Dowodzą tego charakterystyczny wygląd pyska, grzywy i ogona oraz brak skrzydeł. Znajduje się w lesie i ciężko jednoznacznie stwierdzić, co może robić - zasugerowana w komentarzach zabawa w chowanego odpada, gdyż uczennica Celestii nie szuka nikogo (brak rozglądania się) ani się nie kryje. Być może po prostu podziwia piękno przyrody podczas zwykłego spaceru? Położenie głowy (nie patrzy w dół ani w górę, tylko do przodu) zdaje się potwierdzać tą tezę</text:p>
      <text:p text:style-name="P1"/>
      <text:p text:style-name="P1">Anatomia i proporcje ciała są poprawne, chociaż w oczy rzuca się brak znaczka. Największą zaletę tego dzieła stanowi tło: szczegółowe i o wiele bardziej wyraziste, niż w wielu kolorowych rysunkach - dzięki wysokiej trawie da się odczuć klimat jakiejś puszczy. Jeśli chodzi o drzewa, to Szymon nie poszedł na łatwiznę i ukazał je w różnych stanach: jedno jest przechylone, a drugie złamane. Dodaje to realizmu i pozwala lepiej zagłębić się w dzieło - nie ma takiego lasu, w którym wszystkie wielkie rośliny stoją prosto.</text:p>
      <text:p text:style-name="P1"/>
      <text:p text:style-name="P2"><text:a xlink:type="simple" xlink:href="http://pre13.deviantart.net/695c/th/pre/i/2016/278/f/b/long_way_to_go____by_simonk0-dajzptf.png" text:style-name="Internet_20_link" text:visited-style-name="Visited_20_Internet_20_Link"><text:span text:style-name="T1">http://pre13.deviantart.net/695c/th/pre/i/2016/278/f/b/long_way_to_go____by_simonk0-dajzptf.png</text:span></text:a></text:p>
      <text:p text:style-name="P2"/>
      <text:p text:style-name="P2">Obraz 6</text:p>
      <text:p text:style-name="P2"/>
      <text:p text:style-name="P1">W szóstym omawianym obiekcie występuje wyraźny kontrast pomiędzy czernią ziemi i drzew znajdujących się bliżej widza, a czerwienią dalszego krajobrazu z jasnością nieba. Nie razi to w oczy, zwiększając przy tym wyrazistość perspektywy. Główna bohaterka obrazu jest prawdopodobnie jakąś podróżniczką lub poszukiwaczką przygód - wskazuje na to tytuł “Long way to go” (długa droga do przejścia). Sam pomysł na dzieło jest dość ciekawy - zamiast szczegółowości, sceny walki lub rozmowy, mamy tutaj zwykłe wejście na pagórek w środku spokojnego las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862" meta:character-count="6225" meta:non-whitespace-character-count="5385"/>
    <meta:generator>LibreOfficeDev/5.1.0.3$Linux_X86_64 LibreOffice_project/</meta:generator>
  </office:meta>
</office:document-meta>
</file>